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P1" style:family="paragraph" style:parent-style-name="Text_20_body">
      <style:text-properties style:font-name="Arial"/>
    </style:style>
    <style:style style:name="P2" style:family="paragraph" style:parent-style-name="Text_20_body">
      <style:text-properties style:font-name="Arial" fo:language="en" fo:country="US" officeooo:rsid="001a3b00" officeooo:paragraph-rsid="0016fad9"/>
    </style:style>
    <style:style style:name="P3" style:family="paragraph" style:parent-style-name="Text_20_body">
      <style:text-properties style:font-name="Arial" fo:language="en" fo:country="US" officeooo:rsid="001a3b00" officeooo:paragraph-rsid="0019fd61"/>
    </style:style>
    <style:style style:name="P4" style:family="paragraph" style:parent-style-name="Text_20_body">
      <style:text-properties style:font-name="Arial" fo:language="en" fo:country="US" officeooo:rsid="001f55f4" officeooo:paragraph-rsid="0019fd61" fo:background-color="#ff9999"/>
    </style:style>
    <style:style style:name="P5" style:family="paragraph" style:parent-style-name="Text_20_body">
      <style:text-properties style:font-name="Arial" fo:language="en" fo:country="US" officeooo:rsid="001f55f4" officeooo:paragraph-rsid="0019fd61"/>
    </style:style>
    <style:style style:name="P6" style:family="paragraph" style:parent-style-name="Text_20_body">
      <style:text-properties style:font-name="Arial" fo:language="en" fo:country="US" style:text-underline-style="solid" style:text-underline-width="auto" style:text-underline-color="font-color" officeooo:rsid="001f55f4" officeooo:paragraph-rsid="001c6d5d" fo:background-color="transparent"/>
    </style:style>
    <style:style style:name="T1" style:family="text">
      <style:text-properties officeooo:rsid="00194620"/>
    </style:style>
    <style:style style:name="T2" style:family="text">
      <style:text-properties officeooo:rsid="001bb1f4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sta é uma missão que pretende criar <text:s/>unidades de produção agrícola autónomas <text:span text:style-name="T1">transportáveis</text:span> para locais estratégicos onde hajam refugiados e locais onde as pessoas não têm como pagar.</text:p>
      <text:p text:style-name="P5"/>
      <text:p text:style-name="P4">Download <text:span text:style-name="T2">do</text:span> project<text:span text:style-name="T2">o</text:span>:</text:p>
      <text:p text:style-name="P6">git clone <text:a xlink:type="simple" xlink:href="https://github.com/missionsave/proj" text:style-name="Internet_20_link" text:visited-style-name="Visited_20_Internet_20_Link">https://github.com/missionsave/proj</text:a> missionsave</text:p>
      <text:p text:style-name="P3"/>
      <text:p text:style-name="P2"><text:a xlink:type="simple" xlink:href="http://www.youtube.com/embed/QZ-5ADFl6WQ" text:style-name="Internet_20_link" text:visited-style-name="Visited_20_Internet_20_Link">http://www.youtube.com/embed/QZ-5ADFl6WQ</text:a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oto Sans Devanagari1" svg:font-family="'Noto Sans Devanagari'" style:font-family-generic="swiss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FZSongS-Extended" svg:font-family="FZSongS-Extended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PT" style:letter-kerning="true" style:font-name-asian="FZSongS-Extended" style:font-size-asian="10.5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FZSongS-Extended" style:font-family-asian="FZSongS-Extended" style:font-family-generic-asian="system" style:font-pitch-asian="variable" style:font-size-asian="14pt" style:font-name-complex="Noto Sans Devanagari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Noto Sans Devanagari1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Noto Sans Devanagari1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1" style:font-family-complex="'Noto Sans Devanagari'" style:font-family-generic-complex="swiss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09-09T23:37:40.488002695</meta:creation-date>
    <dc:date>2018-09-29T20:21:27.055813093</dc:date>
    <meta:editing-duration>PT13M20S</meta:editing-duration>
    <meta:editing-cycles>9</meta:editing-cycles>
    <meta:generator>LibreOffice/6.1.6.3$Windows_X86_64 LibreOffice_project/5896ab1714085361c45cf540f76f60673dd96a72</meta:generator>
    <meta:document-statistic meta:table-count="0" meta:image-count="0" meta:object-count="0" meta:page-count="1" meta:paragraph-count="4" meta:word-count="36" meta:character-count="302" meta:non-whitespace-character-count="269"/>
  </office:meta>
</office:document-meta>
</file>